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2A000001DCDEF9B317990E53E0.png" manifest:media-type="image/png"/>
  <manifest:file-entry manifest:full-path="Pictures/10000001000004000000014B0D12A06AE7657C78.png" manifest:media-type="image/png"/>
  <manifest:file-entry manifest:full-path="Pictures/100000010000040200000298EB9CADB87C1489D1.png" manifest:media-type="image/png"/>
  <manifest:file-entry manifest:full-path="Pictures/1000000100000403000002EDD7794E6CE9B53F2A.png" manifest:media-type="image/png"/>
  <manifest:file-entry manifest:full-path="Pictures/1000000100000401000001FCD430AE1A7F3EEBEF.png" manifest:media-type="image/png"/>
  <manifest:file-entry manifest:full-path="Pictures/1000000100000401000003899DDAFC7806228582.png" manifest:media-type="image/png"/>
  <manifest:file-entry manifest:full-path="Pictures/100000010000077C000003ACDBA341815B1B9B87.png" manifest:media-type="image/png"/>
  <manifest:file-entry manifest:full-path="Pictures/100000010000040200000371EA534C31FD69DD32.png" manifest:media-type="image/png"/>
  <manifest:file-entry manifest:full-path="Pictures/10000001000004F30000006C6FD5202BF43B905B.png" manifest:media-type="image/png"/>
  <manifest:file-entry manifest:full-path="Pictures/10000001000004000000035DC09B6D90995FA905.png" manifest:media-type="image/png"/>
  <manifest:file-entry manifest:full-path="Pictures/100000010000021C00000311AC30B572652100A8.png" manifest:media-type="image/png"/>
  <manifest:file-entry manifest:full-path="Pictures/10000001000004020000031D74A81C97D4FACB2E.png" manifest:media-type="image/png"/>
  <manifest:file-entry manifest:full-path="Pictures/10000001000005030000004260693231FF2BCB5C.png" manifest:media-type="image/png"/>
  <manifest:file-entry manifest:full-path="Pictures/100000010000077D000003AC66FB578F3AD365A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Comic Sans MS" fo:font-size="11pt" fo:font-weight="bold" officeooo:rsid="001c573e" officeooo:paragraph-rsid="001c573e" style:font-size-asian="9.60000038146973pt" style:font-weight-asian="bold" style:font-size-complex="11pt" style:font-weight-complex="bold"/>
    </style:style>
    <style:style style:name="P2" style:family="paragraph" style:parent-style-name="Standard">
      <style:text-properties officeooo:rsid="0020aa99" officeooo:paragraph-rsid="0020aa99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text-properties officeooo:paragraph-rsid="0020aa9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6.119cm" draw:z-index="0"><draw:image xlink:href="Pictures/100000010000052A000001DCDEF9B317990E53E0.png" xlink:type="simple" xlink:show="embed" xlink:actuate="onLoad" draw:mime-type="image/png"/></draw:frame><text:s text:c="2"/></text:p>
      <text:p text:style-name="Standard"><draw:frame draw:style-name="fr1" draw:name="Imagen2" text:anchor-type="char" svg:width="17cm" svg:height="5.495cm" draw:z-index="1"><draw:image xlink:href="Pictures/10000001000004000000014B0D12A06AE7657C78.png" xlink:type="simple" xlink:show="embed" xlink:actuate="onLoad" draw:mime-type="image/png"/></draw:frame><draw:frame draw:style-name="fr4" draw:name="Imagen3" text:anchor-type="char" svg:x="0.021cm" svg:y="6.089cm" svg:width="17cm" svg:height="12.398cm" draw:z-index="2"><draw:image xlink:href="Pictures/1000000100000403000002EDD7794E6CE9B53F2A.png" xlink:type="simple" xlink:show="embed" xlink:actuate="onLoad" draw:mime-type="image/png"/></draw:frame><text:s text:c="2"/></text:p>
      <text:p text:style-name="Standard"><draw:frame draw:style-name="fr1" draw:name="Imagen4" text:anchor-type="char" svg:width="17cm" svg:height="8.424cm" draw:z-index="3"><draw:image xlink:href="Pictures/1000000100000401000001FCD430AE1A7F3EEBEF.png" xlink:type="simple" xlink:show="embed" xlink:actuate="onLoad" draw:mime-type="image/png"/></draw:frame><text:soft-page-break/><text:s text:c="5"/></text:p>
      <text:p text:style-name="Standard"><draw:frame draw:style-name="fr1" draw:name="Imagen5" text:anchor-type="char" svg:width="17cm" svg:height="1.448cm" draw:z-index="4"><draw:image xlink:href="Pictures/10000001000004F30000006C6FD5202BF43B905B.png" xlink:type="simple" xlink:show="embed" xlink:actuate="onLoad" draw:mime-type="image/png"/></draw:frame></text:p>
      <text:p text:style-name="Standard"><draw:frame draw:style-name="fr1" draw:name="Imagen6" text:anchor-type="char" svg:width="17cm" svg:height="11.001cm" draw:z-index="5"><draw:image xlink:href="Pictures/100000010000040200000298EB9CADB87C1489D1.png" xlink:type="simple" xlink:show="embed" xlink:actuate="onLoad" draw:mime-type="image/png"/></draw:frame></text:p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><draw:frame draw:style-name="fr1" draw:name="Imagen7" text:anchor-type="char" svg:width="17cm" svg:height="14.598cm" draw:z-index="6"><draw:image xlink:href="Pictures/100000010000040200000371EA534C31FD69DD32.png" xlink:type="simple" xlink:show="embed" xlink:actuate="onLoad" draw:mime-type="image/png"/></draw:frame><text:soft-page-break/></text:p>
      <text:p text:style-name="Standard"><draw:frame draw:style-name="fr3" draw:name="Imagen8" text:anchor-type="char" svg:width="17cm" svg:height="15.009cm" draw:z-index="7"><draw:image xlink:href="Pictures/1000000100000401000003899DDAFC7806228582.png" xlink:type="simple" xlink:show="embed" xlink:actuate="onLoad" draw:mime-type="image/png"/></draw:frame><text:soft-page-break/><text:s text:c="3"/></text:p>
      <text:p text:style-name="P2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9" text:anchor-type="char" svg:width="17cm" svg:height="14.293cm" draw:z-index="8"><draw:image xlink:href="Pictures/10000001000004000000035DC09B6D90995FA905.png" xlink:type="simple" xlink:show="embed" xlink:actuate="onLoad" draw:mime-type="image/png"/></draw:frame><text:soft-page-break/><text:s text:c="3"/></text:p>
      <text:p text:style-name="Standard"><draw:frame draw:style-name="fr3" draw:name="Imagen10" text:anchor-type="char" svg:width="17cm" svg:height="13.206cm" draw:z-index="9"><draw:image xlink:href="Pictures/10000001000004020000031D74A81C97D4FACB2E.png" xlink:type="simple" xlink:show="embed" xlink:actuate="onLoad" draw:mime-type="image/png"/></draw:frame><text:soft-page-break/><text:s text:c="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1" text:anchor-type="char" svg:width="17cm" svg:height="0.873cm" draw:z-index="10"><draw:image xlink:href="Pictures/10000001000005030000004260693231FF2BCB5C.png" xlink:type="simple" xlink:show="embed" xlink:actuate="onLoad" draw:mime-type="image/png"/></draw:frame><text:soft-page-break/><text:s text:c="2"/></text:p>
      <text:p text:style-name="Standard"><text:s text:c="3"/></text:p>
      <text:p text:style-name="Standard"><draw:frame draw:style-name="fr2" draw:name="Imagen12" text:anchor-type="char" svg:width="11.211cm" svg:height="16.297cm" draw:z-index="11"><draw:image xlink:href="Pictures/100000010000021C00000311AC30B572652100A8.png" xlink:type="simple" xlink:show="embed" xlink:actuate="onLoad" draw:mime-type="image/png"/></draw:frame></text:p>
      <text:p text:style-name="Standard"><text:s text:c="5"/></text:p>
      <text:p text:style-name="Standard"/>
      <text:p text:style-name="Standard"><text:s text:c="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1" draw:name="Imagen13" text:anchor-type="char" svg:width="17cm" svg:height="8.34cm" draw:z-index="12"><draw:image xlink:href="Pictures/100000010000077C000003ACDBA341815B1B9B87.png" xlink:type="simple" xlink:show="embed" xlink:actuate="onLoad" draw:mime-type="image/png"/></draw:frame><text:s text:c="2"/></text:p>
      <text:p text:style-name="Standard"><draw:frame draw:style-name="fr1" draw:name="Imagen14" text:anchor-type="char" svg:width="17cm" svg:height="8.334cm" draw:z-index="13"><draw:image xlink:href="Pictures/100000010000077D000003AC66FB578F3AD365A6.png" xlink:type="simple" xlink:show="embed" xlink:actuate="onLoad" draw:mime-type="image/png"/></draw:frame><text:s text:c="3"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omic Sans MS" fo:font-size="11pt" fo:font-weight="bold" officeooo:rsid="001c573e" officeooo:paragraph-rsid="001c573e" style:font-size-asian="9.60000038146973pt" style:font-weight-asian="bold" style:font-size-complex="11pt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UT4 – Actividad 4 – documentación con JavaDoc <text:s text:c="31"/>Aleyn Coell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9T12:14:43.747000000</meta:creation-date>
    <dc:date>2022-04-09T13:53:01.510000000</dc:date>
    <meta:editing-duration>PT7M36S</meta:editing-duration>
    <meta:editing-cycles>2</meta:editing-cycles>
    <meta:generator>LibreOffice/7.3.0.3$Windows_X86_64 LibreOffice_project/0f246aa12d0eee4a0f7adcefbf7c878fc2238db3</meta:generator>
    <meta:document-statistic meta:table-count="0" meta:image-count="14" meta:object-count="0" meta:page-count="8" meta:paragraph-count="14" meta:word-count="8" meta:character-count="127" meta:non-whitespace-character-count="49"/>
  </office:meta>
</office:document-meta>
</file>